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margin-left="0cm" fo:margin-right="0cm" fo:margin-top="1.709cm" fo:margin-bottom="1.709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loext:graphic-properties draw:fill="none" draw:fill-color="#ffffff"/>
    </style:style>
    <style:style style:name="T1" style:family="text">
      <style:text-properties fo:font-size="1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horizontal-align="justify" draw:textarea-vertical-align="middle" draw:auto-grow-height="false" fo:min-height="2.619cm" fo:min-width="3.4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2.619cm" fo:min-width="3.9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2.621cm" fo:min-width="3.9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2.514cm" fo:min-width="3.6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2.514cm" fo:min-width="3.6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1.852cm" fo:min-width="15.2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741cm" fo:min-width="7.1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end="Short_20_line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10.398cm" fo:min-width="4.4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2.805cm" fo:min-width="3.7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2.699cm" fo:min-width="3.7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2.619cm" fo:min-width="3.7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3.201cm" fo:min-width="3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marker-start="Short_20_line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marker-start="Short_20_line_20_Arrow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justify" draw:textarea-vertical-align="middle" draw:auto-grow-height="false" fo:min-height="1.773cm" fo:min-width="3.2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justify" draw:textarea-vertical-align="middle" draw:auto-grow-height="false" fo:min-height="2.09cm" fo:min-width="2.8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textarea-horizontal-align="justify" draw:textarea-vertical-align="middle" draw:auto-grow-height="false" fo:min-height="1.931cm" fo:min-width="2.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1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textarea-horizontal-align="justify" draw:textarea-vertical-align="middle" draw:auto-grow-height="false" fo:min-height="3.784cm" fo:min-width="3.2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marker-end="Short_20_line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stroke="none" svg:stroke-color="#000000" draw:fill="none" draw:fill-color="#ffffff" fo:min-height="0.39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1" svg:width="3.456cm" svg:height="2.62cm" svg:x="16.591cm" svg:y="14.93cm"><text:p text:style-name="P1"><text:s text:c="3"/>DB (Mongo DB)</text:p><draw:enhanced-geometry svg:viewBox="0 0 21600 21600" draw:type="rectangle" draw:enhanced-path="M 0 0 L 21600 0 21600 21600 0 21600 0 0 Z N"/></draw:custom-shape><draw:custom-shape text:anchor-type="paragraph" draw:z-index="1" draw:name="Shape1" draw:style-name="gr2" svg:width="3.917cm" svg:height="2.62cm" svg:x="11.58cm" svg:y="14.961cm"><text:p text:style-name="P1"><text:s text:c="3"/>DB (Postgres)</text:p><draw:enhanced-geometry svg:viewBox="0 0 21600 21600" draw:type="rectangle" draw:enhanced-path="M 0 0 L 21600 0 21600 21600 0 21600 0 0 Z N"/></draw:custom-shape><draw:custom-shape text:anchor-type="paragraph" draw:z-index="2" draw:name="Shape1" draw:style-name="gr3" draw:text-style-name="P2" svg:width="3.918cm" svg:height="2.622cm" svg:x="6.257cm" svg:y="14.967cm"><text:p text:style-name="P1"><text:span text:style-name="T1"><text:s text:c="3"/></text:span><text:span text:style-name="T1">DB (MySQL)</text:span></text:p><draw:enhanced-geometry svg:viewBox="0 0 21600 21600" draw:type="rectangle" draw:enhanced-path="M 0 0 L 21600 0 21600 21600 0 21600 0 0 Z N"/></draw:custom-shape><draw:custom-shape text:anchor-type="paragraph" draw:z-index="3" draw:name="Shape2" draw:style-name="gr4" draw:text-style-name="P1" svg:width="3.678cm" svg:height="2.514cm" svg:x="6.315cm" svg:y="10.511cm"><text:p text:style-name="P1">Python DB Adapter </text:p><text:p text:style-name="P1">For Elastic Search</text:p><draw:enhanced-geometry svg:viewBox="0 0 21600 21600" draw:type="rectangle" draw:enhanced-path="M 0 0 L 21600 0 21600 21600 0 21600 0 0 Z N"/></draw:custom-shape><draw:custom-shape text:anchor-type="paragraph" draw:z-index="4" draw:name="Shape2" draw:style-name="gr4" draw:text-style-name="P1" svg:width="3.678cm" svg:height="2.514cm" svg:x="11.262cm" svg:y="10.511cm"><text:p text:style-name="P1">Python DB Adapter </text:p><text:p text:style-name="P1">For Postgres</text:p><draw:enhanced-geometry svg:viewBox="0 0 21600 21600" draw:type="rectangle" draw:enhanced-path="M 0 0 L 21600 0 21600 21600 0 21600 0 0 Z N"/></draw:custom-shape><draw:custom-shape text:anchor-type="paragraph" draw:z-index="5" draw:name="Shape2" draw:style-name="gr5" draw:text-style-name="P1" svg:width="3.652cm" svg:height="2.514cm" svg:x="16.316cm" svg:y="10.511cm"><text:p text:style-name="P1">Python DB Adapter </text:p><text:p text:style-name="P1">For Mongo DB</text:p><draw:enhanced-geometry svg:viewBox="0 0 21600 21600" draw:type="rectangle" draw:enhanced-path="M 0 0 L 21600 0 21600 21600 0 21600 0 0 Z N"/></draw:custom-shape><draw:custom-shape text:anchor-type="paragraph" draw:z-index="7" draw:name="Shape6" draw:style-name="gr7" draw:text-style-name="P1" svg:width="7.197cm" svg:height="0.742cm" svg:x="7.743cm" svg:y="0.171cm"><text:p text:style-name="P1">Frontend</text:p><draw:enhanced-geometry svg:viewBox="0 0 21600 21600" draw:type="rectangle" draw:enhanced-path="M 0 0 L 21600 0 21600 21600 0 21600 0 0 Z N"/></draw:custom-shape><draw:line text:anchor-type="paragraph" draw:z-index="8" draw:name="Shape7" draw:style-name="gr8" draw:text-style-name="P1" svg:x1="11.299cm" svg:y1="0.912cm" svg:x2="11.299cm" svg:y2="1.917cm"><text:p/></draw:line><draw:line text:anchor-type="paragraph" draw:z-index="9" draw:name="Shape8" draw:style-name="gr8" draw:text-style-name="P1" svg:x1="6.955cm" svg:y1="3.769cm" svg:x2="6.955cm" svg:y2="4.404cm"><text:p/></draw:line><draw:line text:anchor-type="paragraph" draw:z-index="10" draw:name="Shape8" draw:style-name="gr8" draw:text-style-name="P1" svg:x1="11.956cm" svg:y1="3.769cm" svg:x2="11.956cm" svg:y2="4.404cm"><text:p/></draw:line><draw:line text:anchor-type="paragraph" draw:z-index="11" draw:name="Shape8" draw:style-name="gr8" draw:text-style-name="P1" svg:x1="16.956cm" svg:y1="3.769cm" svg:x2="16.956cm" svg:y2="4.404cm"><text:p/></draw:line><draw:custom-shape text:anchor-type="paragraph" draw:z-index="12" draw:name="Shape9" draw:style-name="gr9" draw:text-style-name="P1" svg:width="4.499cm" svg:height="10.399cm" svg:x="21.713cm" svg:y="1.864cm"><text:p text:style-name="P1">Response Formatter</text:p><draw:enhanced-geometry svg:viewBox="0 0 21600 21600" draw:type="rectangle" draw:enhanced-path="M 0 0 L 21600 0 21600 21600 0 21600 0 0 Z N"/></draw:custom-shape><draw:custom-shape text:anchor-type="paragraph" draw:z-index="13" draw:name="Shape4" draw:style-name="gr10" draw:text-style-name="P3" svg:width="3.705cm" svg:height="2.805cm" svg:x="6.182cm" svg:y="4.404cm"><text:p text:style-name="P3"><text:span text:style-name="T2"/></text:p><text:p text:style-name="P3"><text:span text:style-name="T2">Metric 1</text:span></text:p><text:p text:style-name="P1"/><text:p text:style-name="P4"><text:span text:style-name="T2"/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4" draw:name="Shape4" draw:style-name="gr11" draw:text-style-name="P3" svg:width="3.705cm" svg:height="2.7cm" svg:x="11.183cm" svg:y="4.404cm"><text:p text:style-name="P1"><text:span text:style-name="T2"><text:s/></text:span>Metric 2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5" draw:name="Shape4" draw:style-name="gr12" draw:text-style-name="P3" svg:width="3.705cm" svg:height="2.62cm" svg:x="16.184cm" svg:y="4.404cm"><text:p text:style-name="P1">Metric 3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" draw:name="Shape5" draw:style-name="gr6" draw:text-style-name="P1" svg:width="15.267cm" svg:height="1.853cm" svg:x="4.86cm" svg:y="1.917cm"><text:p text:style-name="P1">Django Views</text:p><draw:enhanced-geometry svg:viewBox="0 0 21600 21600" draw:type="rectangle" draw:enhanced-path="M 0 0 L 21600 0 21600 21600 0 21600 0 0 Z N"/></draw:custom-shape><draw:custom-shape text:anchor-type="paragraph" draw:z-index="16" draw:name="Shape9" draw:style-name="gr13" draw:text-style-name="P1" svg:width="3.16cm" svg:height="3.202cm" svg:x="1.05cm" svg:y="6.944cm"><text:p text:style-name="P1">Database </text:p><text:p text:style-name="P1">Switcher</text:p><draw:enhanced-geometry svg:viewBox="0 0 21600 21600" draw:type="rectangle" draw:enhanced-path="M 0 0 L 21600 0 21600 21600 0 21600 0 0 Z N"/></draw:custom-shape><draw:line text:anchor-type="paragraph" draw:z-index="17" draw:name="Shape3" draw:style-name="gr14" draw:text-style-name="P1" svg:x1="4.209cm" svg:y1="8.505cm" svg:x2="18.539cm" svg:y2="8.505cm"><text:p/></draw:line><draw:line text:anchor-type="paragraph" draw:z-index="18" draw:name="Shape10" draw:style-name="gr14" draw:text-style-name="P1" svg:x1="18.538cm" svg:y1="8.506cm" svg:x2="18.538cm" svg:y2="7.024cm"><text:p/></draw:line><draw:line text:anchor-type="paragraph" draw:z-index="19" draw:name="Shape10" draw:style-name="gr14" draw:text-style-name="P1" svg:x1="13.167cm" svg:y1="8.505cm" svg:x2="13.167cm" svg:y2="7.103cm"><text:p/></draw:line><draw:line text:anchor-type="paragraph" draw:z-index="20" draw:name="Shape10" draw:style-name="gr15" draw:text-style-name="P1" svg:x1="8.035cm" svg:y1="8.505cm" svg:x2="8.035cm" svg:y2="7.209cm"><text:p/></draw:line><draw:line text:anchor-type="paragraph" draw:z-index="21" draw:name="Shape12" draw:style-name="gr15" draw:text-style-name="P1" svg:x1="19.517cm" svg:y1="9.511cm" svg:x2="19.517cm" svg:y2="7.024cm"><text:p/></draw:line><draw:line text:anchor-type="paragraph" draw:z-index="22" draw:name="Shape12" draw:style-name="gr15" draw:text-style-name="P1" svg:x1="19.517cm" svg:y1="9.511cm" svg:x2="19.517cm" svg:y2="7.024cm"><text:p/></draw:line><draw:line text:anchor-type="paragraph" draw:z-index="23" draw:name="Shape12" draw:style-name="gr15" draw:text-style-name="P1" svg:x1="12.517cm" svg:y1="9.511cm" svg:x2="12.517cm" svg:y2="7.103cm"><text:p/></draw:line><draw:line text:anchor-type="paragraph" draw:z-index="24" draw:name="Shape12" draw:style-name="gr15" draw:text-style-name="P1" svg:x1="8.516cm" svg:y1="9.511cm" svg:x2="8.516cm" svg:y2="7.209cm"><text:p/></draw:line><draw:frame text:anchor-type="paragraph" draw:z-index="25" draw:name="Shape11" draw:style-name="gr16" draw:text-style-name="P5" svg:width="3.493cm" svg:height="0.489cm" svg:x="5.251cm" svg:y="8.585cm"><draw:text-box><text:p>DB Parameter</text:p></draw:text-box></draw:frame><draw:frame text:anchor-type="paragraph" draw:z-index="26" draw:name="Shape13" draw:style-name="gr16" draw:text-style-name="P5" svg:width="1.456cm" svg:height="0.489cm" svg:x="8.749cm" svg:y="8.765cm"><draw:text-box><text:p>Query</text:p></draw:text-box></draw:frame><draw:frame text:anchor-type="paragraph" draw:z-index="27" draw:name="Shape13" draw:style-name="gr16" draw:text-style-name="P5" svg:width="1.456cm" svg:height="0.489cm" svg:x="12.749cm" svg:y="8.765cm"><draw:text-box><text:p>Query</text:p></draw:text-box></draw:frame><draw:frame text:anchor-type="paragraph" draw:z-index="28" draw:name="Shape13" draw:style-name="gr16" draw:text-style-name="P5" svg:width="1.456cm" svg:height="0.489cm" svg:x="17.75cm" svg:y="8.765cm"><draw:text-box><text:p>Query</text:p></draw:text-box></draw:frame><draw:line text:anchor-type="paragraph" draw:z-index="29" draw:name="Shape14" draw:style-name="gr8" draw:text-style-name="P1" svg:x1="6.95cm" svg:y1="8.505cm" svg:x2="6.95cm" svg:y2="7.209cm"><text:p/></draw:line><draw:line text:anchor-type="paragraph" draw:z-index="30" draw:name="Shape15" draw:style-name="gr8" draw:text-style-name="P1" svg:x1="11.818cm" svg:y1="8.505cm" svg:x2="11.818cm" svg:y2="7.103cm"><text:p/></draw:line><draw:line text:anchor-type="paragraph" draw:z-index="31" draw:name="Shape16" draw:style-name="gr8" draw:text-style-name="P1" svg:x1="17.507cm" svg:y1="8.506cm" svg:x2="17.507cm" svg:y2="7.024cm"><text:p/></draw:line><draw:line text:anchor-type="paragraph" draw:z-index="32" draw:name="Shape17" draw:style-name="gr8" draw:text-style-name="P1" svg:x1="5.251cm" svg:y1="8.823cm" svg:x2="4.563cm" svg:y2="8.823cm"><text:p/></draw:line><draw:frame text:anchor-type="paragraph" draw:z-index="33" draw:name="Shape18" draw:style-name="gr17" draw:text-style-name="P5" svg:width="2.647cm" svg:height="0.636cm" svg:x="9.41cm" svg:y="7.818cm"><draw:text-box><text:p>DB Selected</text:p></draw:text-box></draw:frame><draw:line text:anchor-type="paragraph" draw:z-index="34" draw:name="Shape19" draw:style-name="gr8" draw:text-style-name="P1" svg:x1="11.315cm" svg:y1="7.817cm" svg:x2="11.315cm" svg:y2="7.341cm"><text:p/></draw:line><draw:line text:anchor-type="paragraph" draw:z-index="35" draw:name="Shape20" draw:style-name="gr8" draw:text-style-name="P1" svg:x1="7.876cm" svg:y1="13.024cm" svg:x2="7.876cm" svg:y2="14.966cm"><text:p/></draw:line><draw:line text:anchor-type="paragraph" draw:z-index="36" draw:name="Shape21" draw:style-name="gr8" draw:text-style-name="P1" svg:x1="8.961cm" svg:y1="14.966cm" svg:x2="8.961cm" svg:y2="13.024cm"><text:p/></draw:line><draw:line text:anchor-type="paragraph" draw:z-index="40" draw:name="Shape21" draw:style-name="gr8" draw:text-style-name="P1" svg:x1="18.962cm" svg:y1="14.966cm" svg:x2="18.962cm" svg:y2="13.024cm"><text:p/></draw:line><draw:line text:anchor-type="paragraph" draw:z-index="41" draw:name="Shape22" draw:style-name="gr8" draw:text-style-name="P1" svg:x1="19.967cm" svg:y1="11.384cm" svg:x2="21.713cm" svg:y2="11.384cm"><text:p/></draw:line><draw:custom-shape text:anchor-type="paragraph" draw:z-index="42" draw:name="Shape23" draw:style-name="gr18" draw:text-style-name="P1" svg:width="3.282cm" svg:height="1.773cm" svg:x="22.375cm" svg:y="7.5cm"><text:p text:style-name="P1">Shared </text:p><text:p text:style-name="P1">Response </text:p><text:p text:style-name="P1">Formatter</text:p><draw:enhanced-geometry svg:viewBox="0 0 21600 21600" draw:type="rectangle" draw:enhanced-path="M 0 0 L 21600 0 21600 21600 0 21600 0 0 Z N"/></draw:custom-shape><draw:custom-shape text:anchor-type="paragraph" draw:z-index="43" draw:name="Shape24" draw:style-name="gr19" draw:text-style-name="P1" svg:width="2.832cm" svg:height="2.091cm" svg:x="22.64cm" svg:y="9.696cm"><text:p text:style-name="P1">Metric level </text:p><text:p text:style-name="P1">response </text:p><text:p text:style-name="P1">Formatters</text:p><draw:enhanced-geometry svg:viewBox="0 0 21600 21600" draw:type="rectangle" draw:enhanced-path="M 0 0 L 21600 0 21600 21600 0 21600 0 0 Z N"/></draw:custom-shape><draw:custom-shape text:anchor-type="paragraph" draw:z-index="44" draw:name="Shape25" draw:style-name="gr20" draw:text-style-name="P1" svg:width="2.911cm" svg:height="1.932cm" svg:x="22.587cm" svg:y="2.685cm"><text:p text:style-name="P1">Frontend </text:p><text:p text:style-name="P1">Response</text:p><text:p text:style-name="P1"><text:s/>Formatter</text:p><draw:enhanced-geometry svg:viewBox="0 0 21600 21600" draw:type="rectangle" draw:enhanced-path="M 0 0 L 21600 0 21600 21600 0 21600 0 0 Z N"/></draw:custom-shape><draw:line text:anchor-type="paragraph" draw:z-index="45" draw:name="Shape26" draw:style-name="gr15" draw:text-style-name="P1" svg:x1="21.714cm" svg:y1="6.489cm" svg:x2="19.888cm" svg:y2="6.489cm"><text:p/></draw:line><draw:line text:anchor-type="paragraph" draw:z-index="46" draw:name="Shape27" draw:style-name="gr14" draw:text-style-name="P1" svg:x1="19.888cm" svg:y1="5.463cm" svg:x2="21.714cm" svg:y2="5.463cm"><text:p/></draw:line><draw:frame text:anchor-type="paragraph" draw:z-index="47" draw:name="Shape28" draw:style-name="gr21" draw:text-style-name="P5" svg:width="1.271cm" svg:height="1.562cm" svg:x="20.152cm" svg:y="6.548cm"><draw:text-box><text:p>Query </text:p><text:p>Response</text:p></draw:text-box></draw:frame><draw:frame text:anchor-type="paragraph" draw:z-index="48" draw:name="Shape28" draw:style-name="gr22" draw:text-style-name="P5" svg:width="1.271cm" svg:height="0.976cm" svg:x="20.152cm" svg:y="5.405cm"><draw:text-box><text:p>Data points</text:p></draw:text-box></draw:frame><draw:line text:anchor-type="paragraph" draw:z-index="49" draw:name="Shape29" draw:style-name="gr23" draw:text-style-name="P1" svg:x1="19.888cm" svg:y1="5.172cm" svg:x2="23.963cm" svg:y2="5.172cm"><text:p/></draw:line><draw:line text:anchor-type="paragraph" draw:z-index="50" draw:name="Shape30" draw:style-name="gr8" draw:text-style-name="P1" svg:x1="23.936cm" svg:y1="5.172cm" svg:x2="23.936cm" svg:y2="4.616cm"><text:p/></draw:line><draw:line text:anchor-type="paragraph" draw:z-index="51" draw:name="Shape31" draw:style-name="gr8" draw:text-style-name="P1" svg:x1="22.587cm" svg:y1="3.346cm" svg:x2="20.126cm" svg:y2="3.346cm"><text:p/></draw:line><draw:line text:anchor-type="paragraph" draw:z-index="52" draw:name="Shape32" draw:style-name="gr8" draw:text-style-name="P1" svg:x1="13.035cm" svg:y1="1.917cm" svg:x2="13.035cm" svg:y2="0.912cm"><text:p/></draw:line><draw:line text:anchor-type="paragraph" draw:z-index="53" draw:name="Shape8" draw:style-name="gr15" draw:text-style-name="P1" svg:x1="8.955cm" svg:y1="3.769cm" svg:x2="8.955cm" svg:y2="4.404cm"><text:p/></draw:line><draw:line text:anchor-type="paragraph" draw:z-index="54" draw:name="Shape8" draw:style-name="gr15" draw:text-style-name="P1" svg:x1="13.956cm" svg:y1="3.769cm" svg:x2="13.956cm" svg:y2="4.404cm"><text:p/></draw:line><draw:line text:anchor-type="paragraph" draw:z-index="55" draw:name="Shape8" draw:style-name="gr15" draw:text-style-name="P1" svg:x1="18.956cm" svg:y1="3.769cm" svg:x2="18.956cm" svg:y2="4.404cm"><text:p/></draw:line><draw:line text:anchor-type="paragraph" draw:z-index="39" draw:name="Shape20" draw:style-name="gr8" draw:text-style-name="P1" svg:x1="17.877cm" svg:y1="13.024cm" svg:x2="17.877cm" svg:y2="14.966cm"><text:p/></draw:line><draw:line text:anchor-type="paragraph" draw:z-index="38" draw:name="Shape21" draw:style-name="gr8" draw:text-style-name="P1" svg:x1="13.961cm" svg:y1="14.966cm" svg:x2="13.961cm" svg:y2="13.024cm"><text:p/></draw:line><draw:line text:anchor-type="paragraph" draw:z-index="37" draw:name="Shape20" draw:style-name="gr8" draw:text-style-name="P1" svg:x1="12.876cm" svg:y1="13.024cm" svg:x2="12.876cm" svg:y2="14.966cm"><text:p/></draw:line><draw:custom-shape text:anchor-type="paragraph" draw:z-index="56" draw:name="Shape33" draw:style-name="gr24" draw:text-style-name="P1" svg:width="3.202cm" svg:height="3.784cm" svg:x="1.168cm" svg:y="10.516cm"><text:p text:style-name="P1">Query</text:p><text:p text:style-name="P1">Converter</text:p><text:p text:style-name="P1">(Converts </text:p><text:p text:style-name="P1">Query from </text:p><text:p text:style-name="P1">Json to Adapter </text:p><text:p text:style-name="P1">(ORM)</text:p><text:p text:style-name="P1"><text:s/>specific queries)</text:p><draw:enhanced-geometry svg:viewBox="0 0 21600 21600" draw:type="rectangle" draw:enhanced-path="M 0 0 L 21600 0 21600 21600 0 21600 0 0 Z N"/></draw:custom-shape><draw:line text:anchor-type="paragraph" draw:z-index="57" draw:name="Shape34" draw:style-name="gr25" draw:text-style-name="P1" svg:x1="19.518cm" svg:y1="9.511cm" svg:x2="5.084cm" svg:y2="9.511cm"><text:p/></draw:line><draw:line text:anchor-type="paragraph" draw:z-index="58" draw:name="Shape35" draw:style-name="gr25" draw:text-style-name="P1" svg:x1="5.084cm" svg:y1="9.511cm" svg:x2="5.084cm" svg:y2="11.39cm"><text:p/></draw:line><draw:line text:anchor-type="paragraph" draw:z-index="59" draw:name="Shape36" draw:style-name="gr26" draw:text-style-name="P1" svg:x1="5.083cm" svg:y1="11.389cm" svg:x2="4.369cm" svg:y2="11.389cm"><text:p/></draw:line><draw:line text:anchor-type="paragraph" draw:z-index="60" draw:name="Shape37" draw:style-name="gr25" draw:text-style-name="P1" svg:x1="4.369cm" svg:y1="12.315cm" svg:x2="5.692cm" svg:y2="12.34cm"><text:p/></draw:line><draw:line text:anchor-type="paragraph" draw:z-index="61" draw:name="Shape38" draw:style-name="gr25" draw:text-style-name="P1" svg:x1="5.692cm" svg:y1="12.315cm" svg:x2="5.692cm" svg:y2="9.934cm"><text:p/></draw:line><draw:line text:anchor-type="paragraph" draw:z-index="62" draw:name="Shape39" draw:style-name="gr25" draw:text-style-name="P1" svg:x1="5.692cm" svg:y1="9.934cm" svg:x2="18.577cm" svg:y2="9.934cm"><text:p/></draw:line><draw:line text:anchor-type="paragraph" draw:z-index="63" draw:name="Shape40" draw:style-name="gr26" draw:text-style-name="P1" svg:x1="18.577cm" svg:y1="9.934cm" svg:x2="18.577cm" svg:y2="10.511cm"><text:p/></draw:line><draw:line text:anchor-type="paragraph" draw:z-index="64" draw:name="Shape40" draw:style-name="gr26" draw:text-style-name="P1" svg:x1="13.312cm" svg:y1="9.934cm" svg:x2="13.312cm" svg:y2="10.511cm"><text:p/></draw:line><draw:line text:anchor-type="paragraph" draw:z-index="65" draw:name="Shape40" draw:style-name="gr26" draw:text-style-name="P1" svg:x1="8.179cm" svg:y1="9.934cm" svg:x2="8.179cm" svg:y2="10.511cm"><text:p/></draw:line><draw:frame text:anchor-type="paragraph" draw:z-index="66" draw:name="Shape41" draw:style-name="gr27" draw:text-style-name="P5" svg:width="1.43cm" svg:height="0.489cm" svg:x="4.66cm" svg:y="12.554cm"><draw:text-box><text:p>query</text:p></draw:text-box></draw:frame><draw:frame text:anchor-type="paragraph" draw:z-index="67" draw:name="Shape41" draw:style-name="gr27" draw:text-style-name="P5" svg:width="1.43cm" svg:height="0.489cm" svg:x="4.66cm" svg:y="11.553cm"><draw:text-box><text:p>query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5T18:28:43.853222632</meta:creation-date>
    <dc:date>2017-07-07T20:13:13.614681401</dc:date>
    <meta:editing-duration>PT14M8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